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Days</text:p>
          </table:table-cell>
          <table:table-cell table:formula="of:=[.B4]*365"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n Time (mins)</text:p>
          </table:table-cell>
          <table:table-cell table:formula="of:=([.B2]*[.B3])/60" office:value-type="float" office:value="91.25" calcext:value-type="float">
            <text:p>91.25</text:p>
          </table:table-cell>
        </table:table-row>
        <table:table-row table:style-name="ro1">
          <table:table-cell office:value-type="string" calcext:value-type="string">
            <text:p>Run Time (hrs)</text:p>
          </table:table-cell>
          <table:table-cell table:style-name="ce3" table:formula="of:=[.B5]/60" office:value-type="float" office:value="1.52083333333333" calcext:value-type="float">
            <text:p>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5:35:34.126356616</meta:creation-date>
    <dc:date>2025-05-17T11:54:33.182377296</dc:date>
    <meta:editing-duration>PT5H18M48S</meta:editing-duration>
    <meta:editing-cycles>3</meta:editing-cycles>
    <meta:generator>LibreOffice/7.3.7.2$Linux_X86_64 LibreOffice_project/30$Build-2</meta:generator>
    <meta:document-statistic meta:table-count="1" meta:cell-count="10" meta:object-count="0"/>
  </office:meta>
</office:document-meta>
</file>